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003" officeooo:paragraph-rsid="001c7003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07/10/2025 – Primeira rodada do modelo de Regressão Logística sobre o dataset de “diabetes.csv”</text:span><text:line-break/><text:line-break/>Contagem de valores nulos (NaN) após imputação:</text:p>
      <text:p text:style-name="P1">Pregnancies <text:s text:c="16"/>0</text:p>
      <text:p text:style-name="P1">Glucose <text:s text:c="20"/>0</text:p>
      <text:p text:style-name="P1">BloodPressure <text:s text:c="14"/>0</text:p>
      <text:p text:style-name="P1">SkinThickness <text:s text:c="14"/>0</text:p>
      <text:p text:style-name="P1">Insulin <text:s text:c="20"/>0</text:p>
      <text:p text:style-name="P1">BMI <text:s text:c="24"/>0</text:p>
      <text:p text:style-name="P1">DiabetesPedigreeFunction <text:s text:c="3"/>0</text:p>
      <text:p text:style-name="P1">Age <text:s text:c="24"/>0</text:p>
      <text:p text:style-name="P1">Outcome <text:s text:c="20"/>0</text:p>
      <text:p text:style-name="P1">dtype: int64</text:p>
      <text:p text:style-name="P1"/>
      <text:p text:style-name="P1">Dimensão de X (Features): (768, 8)</text:p>
      <text:p text:style-name="P1">Dimensão de y (Target): (768,)</text:p>
      <text:p text:style-name="P1">Dimensão de X_train: (614, 8)</text:p>
      <text:p text:style-name="P1">Dimensão de X_test: (154, 8)</text:p>
      <text:p text:style-name="P1"/>
      <text:p text:style-name="P1">Dados escalados com sucesso usando StandardScaler (Padronização).</text:p>
      <text:p text:style-name="P1"/>
      <text:p text:style-name="P1">Modelo de Regressão Logística treinado com sucesso!</text:p>
      <text:p text:style-name="P1"/>
      <text:p text:style-name="P1">--- Desempenho do Modelo ---</text:p>
      <text:p text:style-name="P1">Acurácia no conjunto de teste: 0.6948</text:p>
      <text:p text:style-name="P1"/>
      <text:p text:style-name="P1">Relatório de Classificação (Precision, Recall, F1-Score, Support):</text:p>
      <text:p text:style-name="P1"><text:s text:c="14"/>precision <text:s text:c="3"/>recall <text:s/>f1-score <text:s text:c="2"/>support</text:p>
      <text:p text:style-name="P1"/>
      <text:p text:style-name="P1"><text:s text:c="11"/>0 <text:s text:c="6"/>0.75 <text:s text:c="5"/>0.80 <text:s text:c="5"/>0.77 <text:s text:c="6"/>100</text:p>
      <text:p text:style-name="P1"><text:s text:c="11"/>1 <text:s text:c="6"/>0.57 <text:s text:c="5"/>0.50 <text:s text:c="5"/>0.53 <text:s text:c="7"/>54</text:p>
      <text:p text:style-name="P1"/>
      <text:p text:style-name="P1"><text:s text:c="4"/>accuracy <text:s text:c="26"/>0.69 <text:s text:c="6"/>154</text:p>
      <text:p text:style-name="P1"><text:s text:c="3"/>macro avg <text:s text:c="6"/>0.66 <text:s text:c="5"/>0.65 <text:s text:c="5"/>0.65 <text:s text:c="6"/>154</text:p>
      <text:p text:style-name="P1">weighted avg <text:s text:c="6"/>0.69 <text:s text:c="5"/>0.69 <text:s text:c="5"/>0.69 <text:s text:c="6"/>154</text:p>
      <text:p text:style-name="P1"/>
      <text:p text:style-name="P1"/>
      <text:p text:style-name="P1">--- Análise dos Coeficientes ---</text:p>
      <text:p text:style-name="P1"/>
      <text:p text:style-name="P1">Coeficientes do Modelo (Impacto das Features):</text:p>
      <text:p text:style-name="P1"><text:s text:c="20"/>Feature <text:s/>Coefficient</text:p>
      <text:p text:style-name="P1">1 <text:s text:c="18"/>Glucose <text:s text:c="4"/>1.180614</text:p>
      <text:p text:style-name="P1">5 <text:s text:c="22"/>BMI <text:s text:c="4"/>0.687247</text:p>
      <text:p text:style-name="P1">0 <text:s text:c="14"/>Pregnancies <text:s text:c="4"/>0.376536</text:p>
      <text:p text:style-name="P1">6 <text:s/>DiabetesPedigreeFunction <text:s text:c="4"/>0.233195</text:p>
      <text:p text:style-name="P1">7 <text:s text:c="22"/>Age <text:s text:c="4"/>0.147300</text:p>
      <text:p text:style-name="P1">4 <text:s text:c="18"/>Insulin <text:s text:c="3"/>-0.066171</text:p>
      <text:p text:style-name="P1">2 <text:s text:c="12"/>BloodPressure <text:s text:c="3"/>-0.043986</text:p>
      <text:p text:style-name="P1">3 <text:s text:c="12"/>SkinThickness <text:s text:c="4"/>0.02730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3:15:51.298473913</meta:creation-date>
    <dc:date>2025-10-07T23:18:11.685991030</dc:date>
    <meta:editing-duration>PT2M22S</meta:editing-duration>
    <meta:editing-cycles>1</meta:editing-cycles>
    <meta:document-statistic meta:table-count="0" meta:image-count="0" meta:object-count="0" meta:page-count="1" meta:paragraph-count="37" meta:word-count="159" meta:character-count="1541" meta:non-whitespace-character-count="922"/>
    <meta:generator>LibreOffice/24.2.7.2$Linux_X86_64 LibreOffice_project/420$Build-2</meta:generator>
  </office:meta>
</office:document-meta>
</file>